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412" officeooo:paragraph-rsid="0015f4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 is and will be the brainstorming document for Fantom, which is the company’s name for our litter box product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0T12:52:16.849225618</meta:creation-date>
    <dc:date>2023-03-10T12:53:51.090411006</dc:date>
    <meta:editing-duration>PT1M35S</meta:editing-duration>
    <meta:editing-cycles>1</meta:editing-cycles>
    <meta:document-statistic meta:table-count="0" meta:image-count="0" meta:object-count="0" meta:page-count="1" meta:paragraph-count="1" meta:word-count="21" meta:character-count="124" meta:non-whitespace-character-count="104"/>
    <meta:generator>LibreOffice/6.4.7.2$Linux_X86_64 LibreOffice_project/40$Build-2</meta:generator>
  </office:meta>
</office:document-meta>
</file>